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" style:family="paragraph" style:parent-style-name="Text">
      <style:paragraph-properties fo:margin-left="0cm" fo:margin-right="0cm" fo:text-indent="1cm" style:auto-text-indent="false"/>
    </style:style>
    <style:style style:name="P3" style:family="paragraph" style:parent-style-name="Text">
      <style:text-properties style:font-name="Times New Roman" fo:font-size="14pt" style:font-size-asian="14pt" style:font-size-complex="14pt"/>
    </style:style>
    <style:style style:name="P4" style:family="paragraph" style:parent-style-name="Text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ext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Text">
      <style:paragraph-properties fo:margin-left="0cm" fo:margin-right="0cm" fo:text-indent="5.106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Text">
      <style:paragraph-properties fo:margin-left="0cm" fo:margin-right="0cm" fo:text-indent="5.251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Frame_20_contents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 style:parent-style-name="Frame_20_contents">
      <style:paragraph-properties fo:text-align="end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 style:parent-style-name="Frame_20_contents">
      <style:paragraph-properties fo:margin-left="0cm" fo:margin-right="0cm" fo:text-indent="9.181cm" style:auto-text-indent="false"/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P11" style:family="paragraph" style:parent-style-name="Text" style:master-page-name="Standard">
      <style:paragraph-properties fo:text-align="end" style:justify-single-word="false" style:page-number="auto"/>
      <style:text-properties style:font-name="Times New Roman" fo:font-size="14pt" style:font-size-asian="14pt" style:font-size-complex="14pt"/>
    </style:style>
    <style:style style:name="P12" style:family="paragraph" style:parent-style-name="Text" style:master-page-name="Standard">
      <style:paragraph-properties fo:text-align="end" style:justify-single-word="false" style:page-number="1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0" text:anchor-type="page" text:anchor-page-number="11" svg:x="15.27cm" svg:y="1.813cm" svg:width="3.577cm" draw:z-index="7">
        <draw:text-box fo:min-height="1.173cm">
          <text:p text:style-name="P8">Жаркову К.К</text:p>
          <text:p text:style-name="P9"/>
        </draw:text-box>
      </draw:frame>
      <draw:frame draw:style-name="fr1" draw:name="Врезка6" text:anchor-type="page" text:anchor-page-number="9" svg:x="15.614cm" svg:y="1.81cm" svg:width="3.577cm" draw:z-index="6">
        <draw:text-box fo:min-height="1.349cm">
          <text:p text:style-name="P8">Давыдову В.В</text:p>
          <text:p text:style-name="P9"/>
        </draw:text-box>
      </draw:frame>
      <draw:frame draw:style-name="fr1" draw:name="Врезка2" text:anchor-type="page" text:anchor-page-number="5" svg:x="14.37cm" svg:y="1.681cm" svg:width="3.577cm" draw:z-index="5">
        <draw:text-box fo:min-height="1.011cm">
          <text:p text:style-name="P8">Васину П.И</text:p>
          <text:p text:style-name="P9"/>
        </draw:text-box>
      </draw:frame>
      <draw:frame draw:style-name="fr1" draw:name="Врезка13" text:anchor-type="page" text:anchor-page-number="13" svg:x="15.296cm" svg:y="1.893cm" svg:width="3.577cm" draw:z-index="4">
        <draw:text-box fo:min-height="1.198cm">
          <text:p text:style-name="P8">Ивановой Н.Г</text:p>
          <text:p text:style-name="P9"/>
        </draw:text-box>
      </draw:frame>
      <draw:frame draw:style-name="fr1" draw:name="Врезка9" text:anchor-type="page" text:anchor-page-number="9" svg:x="15.005cm" svg:y="-1.849cm" svg:width="3.577cm" draw:z-index="3">
        <draw:text-box fo:min-height="1.011cm">
          <text:p text:style-name="P8">Давыду В.В</text:p>
          <text:p text:style-name="P9"/>
        </draw:text-box>
      </draw:frame>
      <draw:frame draw:style-name="fr1" draw:name="Врезка7" text:anchor-type="page" text:anchor-page-number="7" svg:x="14.688cm" svg:y="1.946cm" svg:width="3.577cm" draw:z-index="2">
        <draw:text-box fo:min-height="1.011cm">
          <text:p text:style-name="P8">Грибову Г.Н</text:p>
          <text:p text:style-name="P9"/>
        </draw:text-box>
      </draw:frame>
      <draw:frame draw:style-name="fr1" draw:name="Врезка3" text:anchor-type="page" text:anchor-page-number="3" svg:x="14.688cm" svg:y="1.946cm" svg:width="3.577cm" draw:z-index="1">
        <draw:text-box fo:min-height="1.011cm">
          <text:p text:style-name="P8">Бородину Л.И</text:p>
          <text:p text:style-name="P9"/>
        </draw:text-box>
      </draw:frame>
      <draw:frame draw:style-name="fr1" draw:name="Врезка1" text:anchor-type="page" text:anchor-page-number="1" svg:x="14.688cm" svg:y="1.946cm" svg:width="3.577cm" draw:z-index="0">
        <draw:text-box fo:min-height="1.011cm">
          <text:p text:style-name="P8">Абрамову В.А</text:p>
          <text:p text:style-name="P9"/>
        </draw:text-box>
      </draw:frame>
      <text:p text:style-name="P11"><text:s text:c="22"/>Члену диссертационного Совета Д 212.277.01 <text:s text:c="51"/></text:p>
      <text:p text:style-name="P6">Уважаемый <text:s/>Валерий Алексеевич!</text:p>
      <text:p text:style-name="P10"/>
      <text:p text:style-name="P7">Очередное заседание Совета состоится</text:p>
      <text:p text:style-name="P4">18 июня 2003 г. в 15-00</text:p>
      <text:p text:style-name="P4">=========================</text:p>
      <text:p text:style-name="P4">по адресу: ул.Сев.Венец,32, Гл.корпус, ком.211</text:p>
      <text:p text:style-name="P3"><text:s text:c="11"/></text:p>
      <text:p text:style-name="P3"><text:s text:c="12"/>Убедительно просим Вас принять участие в работе Совета.</text:p>
      <text:p text:style-name="P3"/>
      <text:p text:style-name="P5">ПОВЕСТКА <text:s/>ДНЯ:</text:p>
      <text:p text:style-name="P3"><text:s text:c="38"/></text:p>
      <text:p text:style-name="P2"><text:span text:style-name="T1">1. Защита </text:span><text:span text:style-name="T2">кандидатской</text:span><text:span text:style-name="T4"> <text:s/>диссертации </text:span><text:span text:style-name="T1">Малыгиным Владимиром Вячеславовичем </text:span><text:span text:style-name="T4">по теме</text:span><text:span text:style-name="T1">: </text:span><text:span text:style-name="T4">" </text:span><text:span text:style-name="T3">Сетевая организация структуры САПР</text:span><text:span text:style-name="T4">".</text:span></text:p>
      <text:p text:style-name="P1"><text:span text:style-name="T5">Специальность</text:span><text:span text:style-name="T6"> - </text:span><text:span text:style-name="T7">05.13.12</text:span><text:span text:style-name="T6"> (технические науки).</text:span></text:p>
      <text:p text:style-name="P2"><text:span text:style-name="T4">Научный руководитель - д.т.н., проф.</text:span><text:span text:style-name="T1"> Силин В.Б.</text:span></text:p>
      <text:p text:style-name="P4"/>
      <text:p text:style-name="P12"><text:s text:c="22"/>Члену диссертационного Совета Д 212.277.01 <text:s text:c="51"/></text:p>
      <text:p text:style-name="P6">Уважаемый <text:s/>Леонид Иванович!</text:p>
      <text:p text:style-name="P10"/>
      <text:p text:style-name="P7">Очередное заседание Совета состоится</text:p>
      <text:p text:style-name="P4">18 июня 2003 г. в 15-00</text:p>
      <text:p text:style-name="P4">=========================</text:p>
      <text:p text:style-name="P4">по адресу: ул.Сев.Венец,32, Гл.корпус, ком.211</text:p>
      <text:p text:style-name="P3"><text:s text:c="11"/></text:p>
      <text:p text:style-name="P3"><text:s text:c="12"/>Убедительно просим Вас принять участие в работе Совета.</text:p>
      <text:p text:style-name="P3"/>
      <text:p text:style-name="P5">ПОВЕСТКА <text:s/>ДНЯ:</text:p>
      <text:p text:style-name="P3"><text:s text:c="38"/></text:p>
      <text:p text:style-name="P2"><text:span text:style-name="T1">1. Защита </text:span><text:span text:style-name="T2">кандидатской</text:span><text:span text:style-name="T4"> <text:s/>диссертации </text:span><text:span text:style-name="T1">Малыгиным Владимиром Вячеславовичем </text:span><text:span text:style-name="T4">по теме</text:span><text:span text:style-name="T1">: </text:span><text:span text:style-name="T4">" </text:span><text:span text:style-name="T3">Сетевая организация структуры САПР</text:span><text:span text:style-name="T4">".</text:span></text:p>
      <text:p text:style-name="P1"><text:span text:style-name="T5">Специальность</text:span><text:span text:style-name="T6"> - </text:span><text:span text:style-name="T7">05.13.12</text:span><text:span text:style-name="T6"> (технические науки).</text:span></text:p>
      <text:p text:style-name="P2"><text:span text:style-name="T4">Научный руководитель - д.т.н., проф.</text:span><text:span text:style-name="T1"> Силин В.Б.</text:span></text:p>
      <text:p text:style-name="P4"/>
      <text:p text:style-name="P12"><text:s text:c="22"/>Члену диссертационного Совета Д 212.277.01 <text:s text:c="51"/></text:p>
      <text:p text:style-name="P6">Уважаемый <text:s/>Петр Иванович!</text:p>
      <text:p text:style-name="P10"/>
      <text:p text:style-name="P7">Очередное заседание Совета состоится</text:p>
      <text:p text:style-name="P4">18 июня 2003 г. в 15-00</text:p>
      <text:p text:style-name="P4">=========================</text:p>
      <text:p text:style-name="P4">по адресу: ул.Сев.Венец,32, Гл.корпус, ком.211</text:p>
      <text:p text:style-name="P3"><text:s text:c="11"/></text:p>
      <text:p text:style-name="P3"><text:s text:c="12"/>Убедительно просим Вас принять участие в работе Совета.</text:p>
      <text:p text:style-name="P3"/>
      <text:p text:style-name="P5">ПОВЕСТКА <text:s/>ДНЯ:</text:p>
      <text:p text:style-name="P3"><text:s text:c="38"/></text:p>
      <text:p text:style-name="P2"><text:span text:style-name="T1">1. Защита </text:span><text:span text:style-name="T2">кандидатской</text:span><text:span text:style-name="T4"> <text:s/>диссертации </text:span><text:span text:style-name="T1">Малыгиным Владимиром Вячеславовичем </text:span><text:span text:style-name="T4">по теме</text:span><text:span text:style-name="T1">: </text:span><text:span text:style-name="T4">" </text:span><text:span text:style-name="T3">Сетевая организация структуры САПР</text:span><text:span text:style-name="T4">".</text:span></text:p>
      <text:p text:style-name="P1"><text:span text:style-name="T5">Специальность</text:span><text:span text:style-name="T6"> - </text:span><text:span text:style-name="T7">05.13.12</text:span><text:span text:style-name="T6"> (технические науки).</text:span></text:p>
      <text:p text:style-name="P2"><text:span text:style-name="T4">Научный руководитель - д.т.н., проф.</text:span><text:span text:style-name="T1"> Силин В.Б.</text:span></text:p>
      <text:p text:style-name="P4"/>
      <text:p text:style-name="P12"><text:s text:c="22"/>Члену диссертационного Совета Д 212.277.01 <text:s text:c="51"/></text:p>
      <text:p text:style-name="P6">Уважаемый <text:s/>Геннадий Николаевич!</text:p>
      <text:p text:style-name="P10"/>
      <text:p text:style-name="P7">Очередное заседание Совета состоится</text:p>
      <text:p text:style-name="P4">18 июня 2003 г. в 15-00</text:p>
      <text:p text:style-name="P4">=========================</text:p>
      <text:p text:style-name="P4">по адресу: ул.Сев.Венец,32, Гл.корпус, ком.211</text:p>
      <text:p text:style-name="P3"><text:s text:c="11"/></text:p>
      <text:p text:style-name="P3"><text:s text:c="12"/>Убедительно просим Вас принять участие в работе Совета.</text:p>
      <text:p text:style-name="P3"/>
      <text:p text:style-name="P5">ПОВЕСТКА <text:s/>ДНЯ:</text:p>
      <text:p text:style-name="P3"><text:s text:c="38"/></text:p>
      <text:p text:style-name="P2"><text:span text:style-name="T1">1. Защита </text:span><text:span text:style-name="T2">кандидатской</text:span><text:span text:style-name="T4"> <text:s/>диссертации </text:span><text:span text:style-name="T1">Малыгиным Владимиром Вячеславовичем </text:span><text:span text:style-name="T4">по теме</text:span><text:span text:style-name="T1">: </text:span><text:span text:style-name="T4">" </text:span><text:span text:style-name="T3">Сетевая организация структуры САПР</text:span><text:span text:style-name="T4">".</text:span></text:p>
      <text:p text:style-name="P1"><text:span text:style-name="T5">Специальность</text:span><text:span text:style-name="T6"> - </text:span><text:span text:style-name="T7">05.13.12</text:span><text:span text:style-name="T6"> (технические науки).</text:span></text:p>
      <text:p text:style-name="P2"><text:span text:style-name="T4">Научный руководитель - д.т.н., проф.</text:span><text:span text:style-name="T1"> Силин В.Б.</text:span></text:p>
      <text:p text:style-name="P4"/>
      <text:p text:style-name="P12"><text:s text:c="22"/>Члену диссертационного Совета Д 212.277.01 <text:s text:c="51"/></text:p>
      <text:p text:style-name="P6">Уважаемый <text:s/>Вячеслав Валентинович!</text:p>
      <text:p text:style-name="P10"/>
      <text:p text:style-name="P7">Очередное заседание Совета состоится</text:p>
      <text:p text:style-name="P4">18 июня 2003 г. в 15-00</text:p>
      <text:p text:style-name="P4">=========================</text:p>
      <text:p text:style-name="P4">по адресу: ул.Сев.Венец,32, Гл.корпус, ком.211</text:p>
      <text:p text:style-name="P3"><text:s text:c="11"/></text:p>
      <text:p text:style-name="P3"><text:s text:c="12"/>Убедительно просим Вас принять участие в работе Совета.</text:p>
      <text:p text:style-name="P3"/>
      <text:p text:style-name="P5">ПОВЕСТКА <text:s/>ДНЯ:</text:p>
      <text:p text:style-name="P3"><text:s text:c="38"/></text:p>
      <text:p text:style-name="P2"><text:span text:style-name="T1">1. Защита </text:span><text:span text:style-name="T2">кандидатской</text:span><text:span text:style-name="T4"> <text:s/>диссертации </text:span><text:span text:style-name="T1">Малыгиным Владимиром Вячеславовичем </text:span><text:span text:style-name="T4">по теме</text:span><text:span text:style-name="T1">: </text:span><text:span text:style-name="T4">" </text:span><text:span text:style-name="T3">Сетевая организация структуры САПР</text:span><text:span text:style-name="T4">".</text:span></text:p>
      <text:p text:style-name="P1"><text:span text:style-name="T5">Специальность</text:span><text:span text:style-name="T6"> - </text:span><text:span text:style-name="T7">05.13.12</text:span><text:span text:style-name="T6"> (технические науки).</text:span></text:p>
      <text:p text:style-name="P2"><text:span text:style-name="T4">Научный руководитель - д.т.н., проф.</text:span><text:span text:style-name="T1"> Силин В.Б.</text:span></text:p>
      <text:p text:style-name="P4"/>
      <text:p text:style-name="P12"><text:s text:c="22"/>Члену диссертационного Совета Д 212.277.01 <text:s text:c="51"/></text:p>
      <text:p text:style-name="P6">Уважаемый <text:s/>Константин Константинович!</text:p>
      <text:p text:style-name="P10"/>
      <text:p text:style-name="P7">Очередное заседание Совета состоится</text:p>
      <text:p text:style-name="P4">18 июня 2003 г. в 15-00</text:p>
      <text:p text:style-name="P4">=========================</text:p>
      <text:p text:style-name="P4">по адресу: ул.Сев.Венец,32, Гл.корпус, ком.211</text:p>
      <text:p text:style-name="P3"><text:s text:c="11"/></text:p>
      <text:p text:style-name="P3"><text:s text:c="12"/>Убедительно просим Вас принять участие в работе Совета.</text:p>
      <text:p text:style-name="P3"/>
      <text:p text:style-name="P5">ПОВЕСТКА <text:s/>ДНЯ:</text:p>
      <text:p text:style-name="P3"><text:s text:c="38"/></text:p>
      <text:p text:style-name="P2"><text:span text:style-name="T1">1. Защита </text:span><text:span text:style-name="T2">кандидатской</text:span><text:span text:style-name="T4"> <text:s/>диссертации </text:span><text:span text:style-name="T1">Малыгиным Владимиром Вячеславовичем </text:span><text:span text:style-name="T4">по теме</text:span><text:span text:style-name="T1">: </text:span><text:span text:style-name="T4">" </text:span><text:span text:style-name="T3">Сетевая организация структуры САПР</text:span><text:span text:style-name="T4">".</text:span></text:p>
      <text:p text:style-name="P1"><text:span text:style-name="T5">Специальность</text:span><text:span text:style-name="T6"> - </text:span><text:span text:style-name="T7">05.13.12</text:span><text:span text:style-name="T6"> (технические науки).</text:span></text:p>
      <text:p text:style-name="P2"><text:span text:style-name="T4">Научный руководитель - д.т.н., проф.</text:span><text:span text:style-name="T1"> Силин В.Б.</text:span></text:p>
      <text:p text:style-name="P4"/>
      <text:p text:style-name="P12"><text:s text:c="22"/>Члену диссертационного Совета Д 212.277.01 <text:s text:c="51"/></text:p>
      <text:p text:style-name="P6">Уважаемый <text:s/>Наталья Георгиевна!</text:p>
      <text:p text:style-name="P10"/>
      <text:p text:style-name="P7">Очередное заседание Совета состоится</text:p>
      <text:p text:style-name="P4">18 июня 2003 г. в 15-00</text:p>
      <text:p text:style-name="P4">=========================</text:p>
      <text:p text:style-name="P4">по адресу: ул.Сев.Венец,32, Гл.корпус, ком.211</text:p>
      <text:p text:style-name="P3"><text:s text:c="11"/></text:p>
      <text:p text:style-name="P3"><text:s text:c="12"/>Убедительно просим Вас принять участие в работе Совета.</text:p>
      <text:p text:style-name="P3"/>
      <text:p text:style-name="P5">ПОВЕСТКА <text:s/>ДНЯ:</text:p>
      <text:p text:style-name="P3"><text:s text:c="38"/></text:p>
      <text:p text:style-name="P2"><text:span text:style-name="T1">1. Защита </text:span><text:span text:style-name="T2">кандидатской</text:span><text:span text:style-name="T4"> <text:s/>диссертации </text:span><text:span text:style-name="T1">Малыгиным Владимиром Вячеславовичем </text:span><text:span text:style-name="T4">по теме</text:span><text:span text:style-name="T1">: </text:span><text:span text:style-name="T4">" </text:span><text:span text:style-name="T3">Сетевая организация структуры САПР</text:span><text:span text:style-name="T4">".</text:span></text:p>
      <text:p text:style-name="P1"><text:span text:style-name="T5">Специальность</text:span><text:span text:style-name="T6"> - </text:span><text:span text:style-name="T7">05.13.12</text:span><text:span text:style-name="T6"> (технические науки).</text:span></text:p>
      <text:p text:style-name="P2"><text:span text:style-name="T4">Научный руководитель - д.т.н., проф.</text:span><text:span text:style-name="T1"> Силин В.Б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letter-kerning="fals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ru" fo:country="RU" style:letter-kerning="fals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text-properties style:font-name="Courier New" fo:font-family="'Courier New'" style:font-family-generic="moder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503cm" style:num-format="1" style:print-orientation="landscape" fo:margin-top="1cm" fo:margin-bottom="1cm" fo:margin-left="2cm" fo:margin-right="1cm" style:writing-mode="lr-tb" style:layout-grid-color="#c0c0c0" style:layout-grid-lines="1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503cm" fo:page-height="20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Рабони Насрединзода</meta:initial-creator>
    <meta:creation-date>2021-10-19T10:17:53.98</meta:creation-date>
    <dc:date>2021-10-19T10:29:54.003000000</dc:date>
    <meta:editing-duration>PT11M8S</meta:editing-duration>
    <meta:editing-cycles>2</meta:editing-cycles>
    <meta:generator>LibreOffice/7.1.4.2$Windows_x86 LibreOffice_project/a529a4fab45b75fefc5b6226684193eb000654f6</meta:generator>
    <meta:document-statistic meta:table-count="0" meta:image-count="0" meta:object-count="0" meta:page-count="13" meta:paragraph-count="99" meta:word-count="436" meta:character-count="4412" meta:non-whitespace-character-count="3095"/>
  </office:meta>
</office:document-meta>
</file>